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paragraph-properties fo:margin-top="0cm" fo:margin-bottom="0.499cm" style: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text-properties officeooo:rsid="0003af4a" officeooo:paragraph-rsid="0003af4a"/>
    </style:style>
    <style:style style:name="P8" style:family="paragraph" style:parent-style-name="Text_20_body" style:list-style-name="L4">
      <style:paragraph-properties fo:margin-top="0cm" fo:margin-bottom="0cm" style:contextual-spacing="false"/>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Face Detection using OpenCV</text:h>
      <text:p text:style-name="P7"><text:a xlink:type="simple" xlink:href="http://code.opencv.org/projects/opencv/wiki/FaceDetection">http://code.opencv.org/projects/opencv/wiki/FaceDetection</text:a></text:p>
      <text:p text:style-name="Text_20_body"><text:span text:style-name="Strong_20_Emphasis">Note:</text:span> This tutorial uses the OpenCV 1 interface and (as far as I can tell) is not compatible with the version of `haarcascade_frontalface_alt.xml` included in the OpenCV 2 code source. See <text:a xlink:type="simple" xlink:href="http://doc.opencv.org/doc/tutorials/objdetect/cascade_classifier/cascade_classifier.html">http://doc.opencv.org/doc/tutorials/objdetect/cascade_classifier/cascade_classifier.html</text:a> for the OpenCV 2 version of the tutorial which is compatible with the current XML files.</text:p>
      <text:p text:style-name="Text_20_body">How to compile and run the <text:span text:style-name="Strong_20_Emphasis">facedetect.c</text:span> is one of the frequently asked question in the OpenCV Yahoo! Groups. I'll try to explain it to my best. Feel free to edit it if you have some more details..</text:p>
      <text:p text:style-name="Text_20_body"><text:span text:style-name="Strong_20_Emphasis">Haar Like Features:</text:span> What is that?</text:p>
      <text:p text:style-name="Text_20_body">A recognition process can be much more efficient if it is based on the detection of features that encode some information about the class to be detected. This is the case of Haar-like features that encode the existence of oriented contrasts between regions in the image. A set of these features can be used to encode the contrasts exhibited by a human face and their spacial relationships. Haar-like features are so called because they are computed similar to the coefficients in Haar wavelet transforms.</text:p>
      <text:p text:style-name="Text_20_body">The object detector of OpenCV has been initially proposed by Paul Viola and improved by Rainer Lienhart. First, a classifier (namely a cascade of boosted classifiers working with haar-like features) is trained with a few hundreds of sample views of a particular object (i.e., a face or a car), called positive examples, that are scaled to the same size (say, 20x20), and negative examples - arbitrary images of the same size.</text:p>
      <text:p text:style-name="Text_20_body">After a classifier is trained, it can be applied to a region of interest (of the same size as used during the training) in an input image. The classifier outputs a "1" if the region is likely to show the object (i.e., face/car), and "0" otherwise. To search for the object in the whole image one can move the search window across the image and check every location using the classifier. The classifier is designed so that it can be easily "resized" in order to be able to find the objects of interest at different sizes, which is more efficient than resizing the image itself. So, to find an object of an unknown size in the image the scan procedure should be done several times at different scales.</text:p>
      <text:p text:style-name="Text_20_body">The word "cascade" in the classifier name means that the resultant classifier consists of several simpler classifiers (stages) that are applied subsequently to a region of interest until at some stage the candidate is rejected or all the stages are passed. The word "boosted" means that the classifiers at every stage of the cascade are complex themselves and they are built out of basic classifiers using one of four different boosting techniques (weighted voting). Currently Discrete Adaboost, Real Adaboost, Gentle Adaboost and Logitboost are supported. The basic classifiers are decision-tree classifiers with at least 2 leaves. Haar-like features are the input to the basic classifers.The feature used in a particular classifier is specified by its shape , position within the region of interest and the scale (this scale is not the same as the scale used at the detection stage, though these two scales are multiplied).</text:p>
      <text:p text:style-name="Text_20_body">Ok. Enough of the theory part. Now to the coding part: (This code might have a memory leak. Scroll down to the bottom of the page for information on how to fix it.)</text:p>
      <text:p text:style-name="Text_20_body"><text:soft-page-break/>Here is my commented facedetect.c file:</text:p>
      <text:p text:style-name="Preformatted_20_Text"><text:span text:style-name="Source_20_Text"><text:s text:c="2"/>1// OpenCV Sample Application: facedetect.c</text:span></text:p>
      <text:p text:style-name="Preformatted_20_Text"><text:span text:style-name="Source_20_Text"><text:s text:c="2"/>2</text:span></text:p>
      <text:p text:style-name="Preformatted_20_Text"><text:span text:style-name="Source_20_Text"><text:s text:c="2"/>3// Include header files</text:span></text:p>
      <text:p text:style-name="Preformatted_20_Text"><text:span text:style-name="Source_20_Text"><text:s text:c="2"/>4#include "cv.h" </text:span></text:p>
      <text:p text:style-name="Preformatted_20_Text"><text:span text:style-name="Source_20_Text"><text:s text:c="2"/>5#include "highgui.h" </text:span></text:p>
      <text:p text:style-name="Preformatted_20_Text"><text:span text:style-name="Source_20_Text"><text:s text:c="2"/>6</text:span></text:p>
      <text:p text:style-name="Preformatted_20_Text"><text:span text:style-name="Source_20_Text"><text:s text:c="2"/>7#include &lt;stdio.h&gt;</text:span></text:p>
      <text:p text:style-name="Preformatted_20_Text"><text:span text:style-name="Source_20_Text"><text:s text:c="2"/>8#include &lt;stdlib.h&gt;</text:span></text:p>
      <text:p text:style-name="Preformatted_20_Text"><text:span text:style-name="Source_20_Text"><text:s text:c="2"/>9#include &lt;string.h&gt;</text:span></text:p>
      <text:p text:style-name="Preformatted_20_Text"><text:span text:style-name="Source_20_Text"><text:s/></text:span><text:span text:style-name="Source_20_Text"><text:span text:style-name="Strong_20_Emphasis">10</text:span></text:span><text:span text:style-name="Source_20_Text">#include &lt;assert.h&gt;</text:span></text:p>
      <text:p text:style-name="Preformatted_20_Text"><text:span text:style-name="Source_20_Text"><text:s/>11#include &lt;math.h&gt;</text:span></text:p>
      <text:p text:style-name="Preformatted_20_Text"><text:span text:style-name="Source_20_Text"><text:s/>12#include &lt;float.h&gt;</text:span></text:p>
      <text:p text:style-name="Preformatted_20_Text"><text:span text:style-name="Source_20_Text"><text:s/>13#include &lt;limits.h&gt;</text:span></text:p>
      <text:p text:style-name="Preformatted_20_Text"><text:span text:style-name="Source_20_Text"><text:s/>14#include &lt;time.h&gt;</text:span></text:p>
      <text:p text:style-name="Preformatted_20_Text"><text:span text:style-name="Source_20_Text"><text:s/>15#include &lt;ctype.h&gt;</text:span></text:p>
      <text:p text:style-name="Preformatted_20_Text"><text:span text:style-name="Source_20_Text"><text:s/>16</text:span></text:p>
      <text:p text:style-name="Preformatted_20_Text"><text:span text:style-name="Source_20_Text"><text:s/>17// Create memory for calculations</text:span></text:p>
      <text:p text:style-name="Preformatted_20_Text"><text:span text:style-name="Source_20_Text"><text:s/>18static CvMemStorage* storage = 0;</text:span></text:p>
      <text:p text:style-name="Preformatted_20_Text"><text:span text:style-name="Source_20_Text"><text:s/>19</text:span></text:p>
      <text:p text:style-name="Preformatted_20_Text"><text:span text:style-name="Source_20_Text"><text:s/></text:span><text:span text:style-name="Source_20_Text"><text:span text:style-name="Strong_20_Emphasis">20</text:span></text:span><text:span text:style-name="Source_20_Text">// Create a new Haar classifier</text:span></text:p>
      <text:p text:style-name="Preformatted_20_Text"><text:span text:style-name="Source_20_Text"><text:s/>21static CvHaarClassifierCascade* cascade = 0;</text:span></text:p>
      <text:p text:style-name="Preformatted_20_Text"><text:span text:style-name="Source_20_Text"><text:s/>22</text:span></text:p>
      <text:p text:style-name="Preformatted_20_Text"><text:span text:style-name="Source_20_Text"><text:s/>23// Function prototype for detecting and drawing an object from an image</text:span></text:p>
      <text:p text:style-name="Preformatted_20_Text"><text:span text:style-name="Source_20_Text"><text:s/>24void detect_and_draw( IplImage* image );</text:span></text:p>
      <text:p text:style-name="Preformatted_20_Text"><text:span text:style-name="Source_20_Text"><text:s/>25</text:span></text:p>
      <text:p text:style-name="Preformatted_20_Text"><text:span text:style-name="Source_20_Text"><text:s/>26// Create a string that contains the cascade name</text:span></text:p>
      <text:p text:style-name="Preformatted_20_Text"><text:span text:style-name="Source_20_Text"><text:s/>27const char* cascade_name =</text:span></text:p>
      <text:p text:style-name="Preformatted_20_Text"><text:span text:style-name="Source_20_Text"><text:s/>28 <text:s text:c="3"/>"haarcascade_frontalface_alt.xml";</text:span></text:p>
      <text:p text:style-name="Preformatted_20_Text"><text:span text:style-name="Source_20_Text"><text:s/>29/* <text:s text:c="3"/>"haarcascade_profileface.xml";*/</text:span></text:p>
      <text:p text:style-name="Preformatted_20_Text"><text:span text:style-name="Source_20_Text"><text:s/></text:span><text:span text:style-name="Source_20_Text"><text:span text:style-name="Strong_20_Emphasis">30</text:span></text:span></text:p>
      <text:p text:style-name="Preformatted_20_Text"><text:span text:style-name="Source_20_Text"><text:s/>31// Main function, defines the entry point for the program.</text:span></text:p>
      <text:p text:style-name="Preformatted_20_Text"><text:span text:style-name="Source_20_Text"><text:s/>32int main( int argc, char** argv )</text:span></text:p>
      <text:p text:style-name="Preformatted_20_Text"><text:span text:style-name="Source_20_Text"><text:s/>33{</text:span></text:p>
      <text:p text:style-name="Preformatted_20_Text"><text:span text:style-name="Source_20_Text"><text:s/>34</text:span></text:p>
      <text:p text:style-name="Preformatted_20_Text"><text:span text:style-name="Source_20_Text"><text:s/>35 <text:s text:c="3"/>// Structure for getting video from camera or avi</text:span></text:p>
      <text:p text:style-name="Preformatted_20_Text"><text:span text:style-name="Source_20_Text"><text:s/>36 <text:s text:c="3"/>CvCapture* capture = 0;</text:span></text:p>
      <text:p text:style-name="Preformatted_20_Text"><text:span text:style-name="Source_20_Text"><text:s/>37</text:span></text:p>
      <text:p text:style-name="Preformatted_20_Text"><text:span text:style-name="Source_20_Text"><text:s/>38 <text:s text:c="3"/>// Images to capture the frame from video or camera or from file</text:span></text:p>
      <text:p text:style-name="Preformatted_20_Text"><text:span text:style-name="Source_20_Text"><text:s/>39 <text:s text:c="3"/>[[IplImage]] *frame, *frame_copy = 0;</text:span></text:p>
      <text:p text:style-name="Preformatted_20_Text"><text:span text:style-name="Source_20_Text"><text:s/></text:span><text:span text:style-name="Source_20_Text"><text:span text:style-name="Strong_20_Emphasis">40</text:span></text:span></text:p>
      <text:p text:style-name="Preformatted_20_Text"><text:span text:style-name="Source_20_Text"><text:s/>41 <text:s text:c="3"/>// Used for calculations</text:span></text:p>
      <text:p text:style-name="Preformatted_20_Text"><text:span text:style-name="Source_20_Text"><text:s/>42 <text:s text:c="3"/>int optlen = strlen("--cascade=");</text:span></text:p>
      <text:p text:style-name="Preformatted_20_Text"><text:span text:style-name="Source_20_Text"><text:s/>43</text:span></text:p>
      <text:p text:style-name="Preformatted_20_Text"><text:span text:style-name="Source_20_Text"><text:s/>44 <text:s text:c="3"/>// Input file name for avi or image file.</text:span></text:p>
      <text:p text:style-name="Preformatted_20_Text"><text:span text:style-name="Source_20_Text"><text:s/>45 <text:s text:c="3"/>const char* input_name;</text:span></text:p>
      <text:p text:style-name="Preformatted_20_Text"><text:span text:style-name="Source_20_Text"><text:s/>46</text:span></text:p>
      <text:p text:style-name="Preformatted_20_Text"><text:span text:style-name="Source_20_Text"><text:s/>47 <text:s text:c="3"/>// Check for the correct usage of the command line</text:span></text:p>
      <text:p text:style-name="Preformatted_20_Text"><text:span text:style-name="Source_20_Text"><text:s/>48 <text:s text:c="3"/>if( argc &gt; 1 &amp;&amp; strncmp( argv[1], "--cascade=", optlen ) == 0 )</text:span></text:p>
      <text:p text:style-name="Preformatted_20_Text"><text:span text:style-name="Source_20_Text"><text:s/>49 <text:s text:c="3"/>{</text:span></text:p>
      <text:p text:style-name="Preformatted_20_Text"><text:span text:style-name="Source_20_Text"><text:s/></text:span><text:span text:style-name="Source_20_Text"><text:span text:style-name="Strong_20_Emphasis">50</text:span></text:span><text:span text:style-name="Source_20_Text"> <text:s text:c="7"/>cascade_name = argv[1] + optlen;</text:span></text:p>
      <text:p text:style-name="Preformatted_20_Text"><text:span text:style-name="Source_20_Text"><text:s/>51 <text:s text:c="7"/>input_name = argc &gt; 2 ? argv[2] : 0;</text:span></text:p>
      <text:p text:style-name="Preformatted_20_Text"><text:span text:style-name="Source_20_Text"><text:s/>52 <text:s text:c="3"/>}</text:span></text:p>
      <text:p text:style-name="Preformatted_20_Text"><text:span text:style-name="Source_20_Text"><text:s/>53 <text:s text:c="3"/>else</text:span></text:p>
      <text:p text:style-name="Preformatted_20_Text"><text:span text:style-name="Source_20_Text"><text:s/>54 <text:s text:c="3"/>{</text:span></text:p>
      <text:p text:style-name="Preformatted_20_Text"><text:span text:style-name="Source_20_Text"><text:s/>55 <text:s text:c="7"/>fprintf( stderr,</text:span></text:p>
      <text:p text:style-name="Preformatted_20_Text"><text:span text:style-name="Source_20_Text"><text:s/>56 <text:s text:c="7"/>"Usage: facedetect --cascade=\"&lt;cascade_path&gt;\" [filename|camera_index]\n" );</text:span></text:p>
      <text:p text:style-name="Preformatted_20_Text"><text:span text:style-name="Source_20_Text"><text:s/>57 <text:s text:c="7"/>return -1;</text:span></text:p>
      <text:p text:style-name="Preformatted_20_Text"><text:span text:style-name="Source_20_Text"><text:s/>58 <text:s text:c="7"/>/*input_name = argc &gt; 1 ? argv[1] : 0;*/</text:span></text:p>
      <text:p text:style-name="Preformatted_20_Text"><text:span text:style-name="Source_20_Text"><text:s/>59 <text:s text:c="3"/>}</text:span></text:p>
      <text:p text:style-name="Preformatted_20_Text"><text:span text:style-name="Source_20_Text"><text:s/></text:span><text:span text:style-name="Source_20_Text"><text:span text:style-name="Strong_20_Emphasis">60</text:span></text:span></text:p>
      <text:p text:style-name="Preformatted_20_Text"><text:span text:style-name="Source_20_Text"><text:s/>61 <text:s text:c="3"/>// Load the [[HaarClassifierCascade]]</text:span></text:p>
      <text:p text:style-name="Preformatted_20_Text"><text:soft-page-break/><text:span text:style-name="Source_20_Text"><text:s/>62 <text:s text:c="3"/>cascade = (CvHaarClassifierCascade*)cvLoad( cascade_name, 0, 0, 0 );</text:span></text:p>
      <text:p text:style-name="Preformatted_20_Text"><text:span text:style-name="Source_20_Text"><text:s/>63</text:span></text:p>
      <text:p text:style-name="Preformatted_20_Text"><text:span text:style-name="Source_20_Text"><text:s/>64 <text:s text:c="3"/>// Check whether the cascade has loaded successfully. Else report and error and quit</text:span></text:p>
      <text:p text:style-name="Preformatted_20_Text"><text:span text:style-name="Source_20_Text"><text:s/>65 <text:s text:c="3"/>if( !cascade )</text:span></text:p>
      <text:p text:style-name="Preformatted_20_Text"><text:span text:style-name="Source_20_Text"><text:s/>66 <text:s text:c="3"/>{</text:span></text:p>
      <text:p text:style-name="Preformatted_20_Text"><text:span text:style-name="Source_20_Text"><text:s/>67 <text:s text:c="7"/>fprintf( stderr, "ERROR: Could not load classifier cascade\n" );</text:span></text:p>
      <text:p text:style-name="Preformatted_20_Text"><text:span text:style-name="Source_20_Text"><text:s/>68 <text:s text:c="7"/>return -1;</text:span></text:p>
      <text:p text:style-name="Preformatted_20_Text"><text:span text:style-name="Source_20_Text"><text:s/>69 <text:s text:c="3"/>}</text:span></text:p>
      <text:p text:style-name="Preformatted_20_Text"><text:span text:style-name="Source_20_Text"><text:s/></text:span><text:span text:style-name="Source_20_Text"><text:span text:style-name="Strong_20_Emphasis">70</text:span></text:span></text:p>
      <text:p text:style-name="Preformatted_20_Text"><text:span text:style-name="Source_20_Text"><text:s/>71 <text:s text:c="3"/>// Allocate the memory storage</text:span></text:p>
      <text:p text:style-name="Preformatted_20_Text"><text:span text:style-name="Source_20_Text"><text:s/>72 <text:s text:c="3"/>storage = cvCreateMemStorage(0);</text:span></text:p>
      <text:p text:style-name="Preformatted_20_Text"><text:span text:style-name="Source_20_Text"><text:s/>73</text:span></text:p>
      <text:p text:style-name="Preformatted_20_Text"><text:span text:style-name="Source_20_Text"><text:s/>74 <text:s text:c="3"/>// Find whether to detect the object from file or from camera.</text:span></text:p>
      <text:p text:style-name="Preformatted_20_Text"><text:span text:style-name="Source_20_Text"><text:s/>75 <text:s text:c="3"/>if( !input_name || (isdigit(input_name[0]) &amp;&amp; input_name[1] == '\0') )</text:span></text:p>
      <text:p text:style-name="Preformatted_20_Text"><text:span text:style-name="Source_20_Text"><text:s/>76 <text:s text:c="7"/>capture = cvCaptureFromCAM( !input_name ? 0 : input_name[0] - '0' );</text:span></text:p>
      <text:p text:style-name="Preformatted_20_Text"><text:span text:style-name="Source_20_Text"><text:s/>77 <text:s text:c="3"/>else</text:span></text:p>
      <text:p text:style-name="Preformatted_20_Text"><text:span text:style-name="Source_20_Text"><text:s/>78 <text:s text:c="7"/>capture = cvCaptureFromAVI( input_name ); </text:span></text:p>
      <text:p text:style-name="Preformatted_20_Text"><text:span text:style-name="Source_20_Text"><text:s/>79</text:span></text:p>
      <text:p text:style-name="Preformatted_20_Text"><text:span text:style-name="Source_20_Text"><text:s/></text:span><text:span text:style-name="Source_20_Text"><text:span text:style-name="Strong_20_Emphasis">80</text:span></text:span><text:span text:style-name="Source_20_Text"> <text:s text:c="3"/>// Create a new named window with title: result</text:span></text:p>
      <text:p text:style-name="Preformatted_20_Text"><text:span text:style-name="Source_20_Text"><text:s/>81 <text:s text:c="3"/>cvNamedWindow( "result", 1 );</text:span></text:p>
      <text:p text:style-name="Preformatted_20_Text"><text:span text:style-name="Source_20_Text"><text:s/>82</text:span></text:p>
      <text:p text:style-name="Preformatted_20_Text"><text:span text:style-name="Source_20_Text"><text:s/>83 <text:s text:c="3"/>// Find if the capture is loaded successfully or not.</text:span></text:p>
      <text:p text:style-name="Preformatted_20_Text"><text:span text:style-name="Source_20_Text"><text:s/>84</text:span></text:p>
      <text:p text:style-name="Preformatted_20_Text"><text:span text:style-name="Source_20_Text"><text:s/>85 <text:s text:c="3"/>// If loaded succesfully, then:</text:span></text:p>
      <text:p text:style-name="Preformatted_20_Text"><text:span text:style-name="Source_20_Text"><text:s/>86 <text:s text:c="3"/>if( capture )</text:span></text:p>
      <text:p text:style-name="Preformatted_20_Text"><text:span text:style-name="Source_20_Text"><text:s/>87 <text:s text:c="3"/>{</text:span></text:p>
      <text:p text:style-name="Preformatted_20_Text"><text:span text:style-name="Source_20_Text"><text:s/>88 <text:s text:c="7"/>// Capture from the camera.</text:span></text:p>
      <text:p text:style-name="Preformatted_20_Text"><text:span text:style-name="Source_20_Text"><text:s/>89 <text:s text:c="7"/>for(;;)</text:span></text:p>
      <text:p text:style-name="Preformatted_20_Text"><text:span text:style-name="Source_20_Text"><text:s/></text:span><text:span text:style-name="Source_20_Text"><text:span text:style-name="Strong_20_Emphasis">90</text:span></text:span><text:span text:style-name="Source_20_Text"> <text:s text:c="7"/>{</text:span></text:p>
      <text:p text:style-name="Preformatted_20_Text"><text:span text:style-name="Source_20_Text"><text:s/>91 <text:s text:c="11"/>// Capture the frame and load it in [[IplImage]]</text:span></text:p>
      <text:p text:style-name="Preformatted_20_Text"><text:span text:style-name="Source_20_Text"><text:s/>92 <text:s text:c="11"/>if( !cvGrabFrame( capture ))</text:span></text:p>
      <text:p text:style-name="Preformatted_20_Text"><text:span text:style-name="Source_20_Text"><text:s/>93 <text:s text:c="15"/>break;</text:span></text:p>
      <text:p text:style-name="Preformatted_20_Text"><text:span text:style-name="Source_20_Text"><text:s/>94 <text:s text:c="11"/>frame = cvRetrieveFrame( capture );</text:span></text:p>
      <text:p text:style-name="Preformatted_20_Text"><text:span text:style-name="Source_20_Text"><text:s/>95</text:span></text:p>
      <text:p text:style-name="Preformatted_20_Text"><text:span text:style-name="Source_20_Text"><text:s/>96 <text:s text:c="11"/>// If the frame does not exist, quit the loop</text:span></text:p>
      <text:p text:style-name="Preformatted_20_Text"><text:span text:style-name="Source_20_Text"><text:s/>97 <text:s text:c="11"/>if( !frame )</text:span></text:p>
      <text:p text:style-name="Preformatted_20_Text"><text:span text:style-name="Source_20_Text"><text:s/>98 <text:s text:c="15"/>break;</text:span></text:p>
      <text:p text:style-name="Preformatted_20_Text"><text:span text:style-name="Source_20_Text"><text:s/>99</text:span></text:p>
      <text:p text:style-name="Preformatted_20_Text"><text:span text:style-name="Source_20_Text"><text:span text:style-name="Strong_20_Emphasis">100</text:span></text:span><text:span text:style-name="Source_20_Text"> <text:s text:c="11"/>// Allocate framecopy as the same size of the frame</text:span></text:p>
      <text:p text:style-name="Preformatted_20_Text"><text:span text:style-name="Source_20_Text">101 <text:s text:c="11"/>if( !frame_copy )</text:span></text:p>
      <text:p text:style-name="Preformatted_20_Text"><text:span text:style-name="Source_20_Text">102 <text:s text:c="15"/>frame_copy = cvCreateImage( cvSize(frame-&gt;width,frame-&gt;height),</text:span></text:p>
      <text:p text:style-name="Preformatted_20_Text"><text:span text:style-name="Source_20_Text">103 <text:s text:c="43"/>IPL_DEPTH_8U, frame-&gt;nChannels );</text:span></text:p>
      <text:p text:style-name="Preformatted_20_Text"><text:span text:style-name="Source_20_Text">104</text:span></text:p>
      <text:p text:style-name="Preformatted_20_Text"><text:span text:style-name="Source_20_Text">105 <text:s text:c="11"/>// Check the origin of image. If top left, copy the image frame to frame_copy. </text:span></text:p>
      <text:p text:style-name="Preformatted_20_Text"><text:span text:style-name="Source_20_Text">106 <text:s text:c="11"/>if( frame-&gt;origin == IPL_ORIGIN_TL )</text:span></text:p>
      <text:p text:style-name="Preformatted_20_Text"><text:span text:style-name="Source_20_Text">107 <text:s text:c="15"/>cvCopy( frame, frame_copy, 0 );</text:span></text:p>
      <text:p text:style-name="Preformatted_20_Text"><text:span text:style-name="Source_20_Text">108 <text:s text:c="11"/>// Else flip and copy the image</text:span></text:p>
      <text:p text:style-name="Preformatted_20_Text"><text:span text:style-name="Source_20_Text">109 <text:s text:c="11"/>else</text:span></text:p>
      <text:p text:style-name="Preformatted_20_Text"><text:span text:style-name="Source_20_Text"><text:span text:style-name="Strong_20_Emphasis">110</text:span></text:span><text:span text:style-name="Source_20_Text"> <text:s text:c="15"/>cvFlip( frame, frame_copy, 0 );</text:span></text:p>
      <text:p text:style-name="Preformatted_20_Text"><text:span text:style-name="Source_20_Text">111</text:span></text:p>
      <text:p text:style-name="Preformatted_20_Text"><text:span text:style-name="Source_20_Text">112 <text:s text:c="11"/>// Call the function to detect and draw the face</text:span></text:p>
      <text:p text:style-name="Preformatted_20_Text"><text:span text:style-name="Source_20_Text">113 <text:s text:c="11"/>detect_and_draw( frame_copy );</text:span></text:p>
      <text:p text:style-name="Preformatted_20_Text"><text:span text:style-name="Source_20_Text">114</text:span></text:p>
      <text:p text:style-name="Preformatted_20_Text"><text:span text:style-name="Source_20_Text">115 <text:s text:c="11"/>// Wait for a while before proceeding to the next frame</text:span></text:p>
      <text:p text:style-name="Preformatted_20_Text"><text:span text:style-name="Source_20_Text">116 <text:s text:c="11"/>if( cvWaitKey( 10 ) &gt;= 0 )</text:span></text:p>
      <text:p text:style-name="Preformatted_20_Text"><text:span text:style-name="Source_20_Text">117 <text:s text:c="15"/>break;</text:span></text:p>
      <text:p text:style-name="Preformatted_20_Text"><text:span text:style-name="Source_20_Text">118 <text:s text:c="7"/>}</text:span></text:p>
      <text:p text:style-name="Preformatted_20_Text"><text:span text:style-name="Source_20_Text">119</text:span></text:p>
      <text:p text:style-name="Preformatted_20_Text"><text:span text:style-name="Source_20_Text"><text:span text:style-name="Strong_20_Emphasis">120</text:span></text:span><text:span text:style-name="Source_20_Text"> <text:s text:c="7"/>// Release the images, and capture memory</text:span></text:p>
      <text:p text:style-name="Preformatted_20_Text"><text:span text:style-name="Source_20_Text">121 <text:s text:c="7"/>cvReleaseImage( &amp;frame_copy );</text:span></text:p>
      <text:p text:style-name="Preformatted_20_Text"><text:span text:style-name="Source_20_Text">122 <text:s text:c="7"/>cvReleaseCapture( &amp;capture );</text:span></text:p>
      <text:p text:style-name="Preformatted_20_Text"><text:soft-page-break/><text:span text:style-name="Source_20_Text">123 <text:s text:c="3"/>}</text:span></text:p>
      <text:p text:style-name="Preformatted_20_Text"><text:span text:style-name="Source_20_Text">124</text:span></text:p>
      <text:p text:style-name="Preformatted_20_Text"><text:span text:style-name="Source_20_Text">125 <text:s text:c="3"/>// If the capture is not loaded succesfully, then:</text:span></text:p>
      <text:p text:style-name="Preformatted_20_Text"><text:span text:style-name="Source_20_Text">126 <text:s text:c="3"/>else</text:span></text:p>
      <text:p text:style-name="Preformatted_20_Text"><text:span text:style-name="Source_20_Text">127 <text:s text:c="3"/>{</text:span></text:p>
      <text:p text:style-name="Preformatted_20_Text"><text:span text:style-name="Source_20_Text">128 <text:s text:c="7"/>// Assume the image to be lena.jpg, or the input_name specified</text:span></text:p>
      <text:p text:style-name="Preformatted_20_Text"><text:span text:style-name="Source_20_Text">129 <text:s text:c="7"/>const char* filename = input_name ? input_name : (char*)"lena.jpg";</text:span></text:p>
      <text:p text:style-name="Preformatted_20_Text"><text:span text:style-name="Strong_20_Emphasis">130</text:span></text:p>
      <text:p text:style-name="Preformatted_20_Text"><text:span text:style-name="Source_20_Text">131 <text:s text:c="7"/>// Load the image from that filename</text:span></text:p>
      <text:p text:style-name="Preformatted_20_Text"><text:span text:style-name="Source_20_Text">132 <text:s text:c="7"/>IplImage* image = cvLoadImage( filename, 1 );</text:span></text:p>
      <text:p text:style-name="Preformatted_20_Text"><text:span text:style-name="Source_20_Text">133</text:span></text:p>
      <text:p text:style-name="Preformatted_20_Text"><text:span text:style-name="Source_20_Text">134 <text:s text:c="7"/>// If Image is loaded succesfully, then:</text:span></text:p>
      <text:p text:style-name="Preformatted_20_Text"><text:span text:style-name="Source_20_Text">135 <text:s text:c="7"/>if( image )</text:span></text:p>
      <text:p text:style-name="Preformatted_20_Text"><text:span text:style-name="Source_20_Text">136 <text:s text:c="7"/>{</text:span></text:p>
      <text:p text:style-name="Preformatted_20_Text"><text:span text:style-name="Source_20_Text">137 <text:s text:c="11"/>// Detect and draw the face</text:span></text:p>
      <text:p text:style-name="Preformatted_20_Text"><text:span text:style-name="Source_20_Text">138 <text:s text:c="11"/>detect_and_draw( image );</text:span></text:p>
      <text:p text:style-name="Preformatted_20_Text"><text:span text:style-name="Source_20_Text">139</text:span></text:p>
      <text:p text:style-name="Preformatted_20_Text"><text:span text:style-name="Source_20_Text"><text:span text:style-name="Strong_20_Emphasis">140</text:span></text:span><text:span text:style-name="Source_20_Text"> <text:s text:c="11"/>// Wait for user input</text:span></text:p>
      <text:p text:style-name="Preformatted_20_Text"><text:span text:style-name="Source_20_Text">141 <text:s text:c="11"/>cvWaitKey(0);</text:span></text:p>
      <text:p text:style-name="Preformatted_20_Text"><text:span text:style-name="Source_20_Text">142</text:span></text:p>
      <text:p text:style-name="Preformatted_20_Text"><text:span text:style-name="Source_20_Text">143 <text:s text:c="11"/>// Release the image memory</text:span></text:p>
      <text:p text:style-name="Preformatted_20_Text"><text:span text:style-name="Source_20_Text">144 <text:s text:c="11"/>cvReleaseImage( &amp;image );</text:span></text:p>
      <text:p text:style-name="Preformatted_20_Text"><text:span text:style-name="Source_20_Text">145 <text:s text:c="7"/>}</text:span></text:p>
      <text:p text:style-name="Preformatted_20_Text"><text:span text:style-name="Source_20_Text">146 <text:s text:c="7"/>else</text:span></text:p>
      <text:p text:style-name="Preformatted_20_Text"><text:span text:style-name="Source_20_Text">147 <text:s text:c="7"/>{</text:span></text:p>
      <text:p text:style-name="Preformatted_20_Text"><text:span text:style-name="Source_20_Text">148 <text:s text:c="11"/>/* assume it is a text file containing the</text:span></text:p>
      <text:p text:style-name="Preformatted_20_Text"><text:span text:style-name="Source_20_Text">149 <text:s text:c="14"/>list of the image filenames to be processed - one per line */</text:span></text:p>
      <text:p text:style-name="Preformatted_20_Text"><text:span text:style-name="Source_20_Text"><text:span text:style-name="Strong_20_Emphasis">150</text:span></text:span><text:span text:style-name="Source_20_Text"> <text:s text:c="11"/>FILE* f = fopen( filename, "rt" );</text:span></text:p>
      <text:p text:style-name="Preformatted_20_Text"><text:span text:style-name="Source_20_Text">151 <text:s text:c="11"/>if( f )</text:span></text:p>
      <text:p text:style-name="Preformatted_20_Text"><text:span text:style-name="Source_20_Text">152 <text:s text:c="11"/>{</text:span></text:p>
      <text:p text:style-name="Preformatted_20_Text"><text:span text:style-name="Source_20_Text">153 <text:s text:c="15"/>char buf[1000+1];</text:span></text:p>
      <text:p text:style-name="Preformatted_20_Text"><text:span text:style-name="Source_20_Text">154</text:span></text:p>
      <text:p text:style-name="Preformatted_20_Text"><text:span text:style-name="Source_20_Text">155 <text:s text:c="15"/>// Get the line from the file</text:span></text:p>
      <text:p text:style-name="Preformatted_20_Text"><text:span text:style-name="Source_20_Text">156 <text:s text:c="15"/>while( fgets( buf, 1000, f ) )</text:span></text:p>
      <text:p text:style-name="Preformatted_20_Text"><text:span text:style-name="Source_20_Text">157 <text:s text:c="15"/>{</text:span></text:p>
      <text:p text:style-name="Preformatted_20_Text"><text:span text:style-name="Source_20_Text">158</text:span></text:p>
      <text:p text:style-name="Preformatted_20_Text"><text:span text:style-name="Source_20_Text">159 <text:s text:c="19"/>// Remove the spaces if any, and clean up the name</text:span></text:p>
      <text:p text:style-name="Preformatted_20_Text"><text:span text:style-name="Source_20_Text"><text:span text:style-name="Strong_20_Emphasis">160</text:span></text:span><text:span text:style-name="Source_20_Text"> <text:s text:c="19"/>int len = (int)strlen(buf);</text:span></text:p>
      <text:p text:style-name="Preformatted_20_Text"><text:span text:style-name="Source_20_Text">161 <text:s text:c="19"/>while( len &gt; 0 &amp;&amp; isspace(buf[len-1]) )</text:span></text:p>
      <text:p text:style-name="Preformatted_20_Text"><text:span text:style-name="Source_20_Text">162 <text:s text:c="23"/>len--;</text:span></text:p>
      <text:p text:style-name="Preformatted_20_Text"><text:span text:style-name="Source_20_Text">163 <text:s text:c="19"/>buf[len] = '\0';</text:span></text:p>
      <text:p text:style-name="Preformatted_20_Text"><text:span text:style-name="Source_20_Text">164</text:span></text:p>
      <text:p text:style-name="Preformatted_20_Text"><text:span text:style-name="Source_20_Text">165 <text:s text:c="19"/>// Load the image from the filename present in the buffer</text:span></text:p>
      <text:p text:style-name="Preformatted_20_Text"><text:span text:style-name="Source_20_Text">166 <text:s text:c="19"/>image = cvLoadImage( buf, 1 );</text:span></text:p>
      <text:p text:style-name="Preformatted_20_Text"><text:span text:style-name="Source_20_Text">167</text:span></text:p>
      <text:p text:style-name="Preformatted_20_Text"><text:span text:style-name="Source_20_Text">168 <text:s text:c="19"/>// If the image was loaded succesfully, then:</text:span></text:p>
      <text:p text:style-name="Preformatted_20_Text"><text:span text:style-name="Source_20_Text">169 <text:s text:c="19"/>if( image )</text:span></text:p>
      <text:p text:style-name="Preformatted_20_Text"><text:span text:style-name="Source_20_Text"><text:span text:style-name="Strong_20_Emphasis">170</text:span></text:span><text:span text:style-name="Source_20_Text"> <text:s text:c="19"/>{</text:span></text:p>
      <text:p text:style-name="Preformatted_20_Text"><text:span text:style-name="Source_20_Text">171 <text:s text:c="23"/>// Detect and draw the face from the image</text:span></text:p>
      <text:p text:style-name="Preformatted_20_Text"><text:span text:style-name="Source_20_Text">172 <text:s text:c="23"/>detect_and_draw( image );</text:span></text:p>
      <text:p text:style-name="Preformatted_20_Text"><text:span text:style-name="Source_20_Text">173</text:span></text:p>
      <text:p text:style-name="Preformatted_20_Text"><text:span text:style-name="Source_20_Text">174 <text:s text:c="23"/>// Wait for the user input, and release the memory</text:span></text:p>
      <text:p text:style-name="Preformatted_20_Text"><text:span text:style-name="Source_20_Text">175 <text:s text:c="23"/>cvWaitKey(0);</text:span></text:p>
      <text:p text:style-name="Preformatted_20_Text"><text:span text:style-name="Source_20_Text">176 <text:s text:c="23"/>cvReleaseImage( &amp;image );</text:span></text:p>
      <text:p text:style-name="Preformatted_20_Text"><text:span text:style-name="Source_20_Text">177 <text:s text:c="19"/>}</text:span></text:p>
      <text:p text:style-name="Preformatted_20_Text"><text:span text:style-name="Source_20_Text">178 <text:s text:c="15"/>}</text:span></text:p>
      <text:p text:style-name="Preformatted_20_Text"><text:span text:style-name="Source_20_Text">179 <text:s text:c="15"/>// Close the file</text:span></text:p>
      <text:p text:style-name="Preformatted_20_Text"><text:span text:style-name="Source_20_Text"><text:span text:style-name="Strong_20_Emphasis">180</text:span></text:span><text:span text:style-name="Source_20_Text"> <text:s text:c="15"/>fclose(f);</text:span></text:p>
      <text:p text:style-name="Preformatted_20_Text"><text:span text:style-name="Source_20_Text">181 <text:s text:c="11"/>}</text:span></text:p>
      <text:p text:style-name="Preformatted_20_Text"><text:span text:style-name="Source_20_Text">182 <text:s text:c="7"/>}</text:span></text:p>
      <text:p text:style-name="Preformatted_20_Text"><text:span text:style-name="Source_20_Text">183</text:span></text:p>
      <text:p text:style-name="Preformatted_20_Text"><text:span text:style-name="Source_20_Text">184 <text:s text:c="3"/>}</text:span></text:p>
      <text:p text:style-name="Preformatted_20_Text"><text:span text:style-name="Source_20_Text">185</text:span></text:p>
      <text:p text:style-name="Preformatted_20_Text"><text:span text:style-name="Source_20_Text">186 <text:s text:c="3"/>// Destroy the window previously created with filename: "result" </text:span></text:p>
      <text:p text:style-name="Preformatted_20_Text"><text:soft-page-break/><text:span text:style-name="Source_20_Text">187 <text:s text:c="3"/>cvDestroyWindow("result");</text:span></text:p>
      <text:p text:style-name="Preformatted_20_Text"><text:span text:style-name="Source_20_Text">188</text:span></text:p>
      <text:p text:style-name="Preformatted_20_Text"><text:span text:style-name="Source_20_Text">189 <text:s text:c="3"/>// return 0 to indicate successfull execution of the program</text:span></text:p>
      <text:p text:style-name="Preformatted_20_Text"><text:span text:style-name="Source_20_Text"><text:span text:style-name="Strong_20_Emphasis">190</text:span></text:span><text:span text:style-name="Source_20_Text"> <text:s text:c="3"/>return 0;</text:span></text:p>
      <text:p text:style-name="Preformatted_20_Text"><text:span text:style-name="Source_20_Text">191}</text:span></text:p>
      <text:p text:style-name="Preformatted_20_Text"><text:span text:style-name="Source_20_Text">192</text:span></text:p>
      <text:p text:style-name="Preformatted_20_Text"><text:span text:style-name="Source_20_Text">193// Function to detect and draw any faces that is present in an image</text:span></text:p>
      <text:p text:style-name="Preformatted_20_Text"><text:span text:style-name="Source_20_Text">194void detect_and_draw( IplImage* img )</text:span></text:p>
      <text:p text:style-name="Preformatted_20_Text"><text:span text:style-name="Source_20_Text">195{</text:span></text:p>
      <text:p text:style-name="Preformatted_20_Text"><text:span text:style-name="Source_20_Text">196 <text:s text:c="3"/>int scale = 1;</text:span></text:p>
      <text:p text:style-name="Preformatted_20_Text"><text:span text:style-name="Source_20_Text">197</text:span></text:p>
      <text:p text:style-name="Preformatted_20_Text"><text:span text:style-name="Source_20_Text">198 <text:s text:c="3"/>// Create a new image based on the input image</text:span></text:p>
      <text:p text:style-name="Preformatted_20_Text"><text:span text:style-name="Source_20_Text">199 <text:s text:c="3"/>IplImage* temp = cvCreateImage( cvSize(img-&gt;width/scale,img-&gt;height/scale), 8, 3 );</text:span></text:p>
      <text:p text:style-name="Preformatted_20_Text"><text:span text:style-name="Strong_20_Emphasis">200</text:span></text:p>
      <text:p text:style-name="Preformatted_20_Text"><text:span text:style-name="Source_20_Text">201 <text:s text:c="3"/>// Create two points to represent the face locations</text:span></text:p>
      <text:p text:style-name="Preformatted_20_Text"><text:span text:style-name="Source_20_Text">202 <text:s text:c="3"/>[[CvPoint]] pt1, pt2;</text:span></text:p>
      <text:p text:style-name="Preformatted_20_Text"><text:span text:style-name="Source_20_Text">203 <text:s text:c="3"/>int i;</text:span></text:p>
      <text:p text:style-name="Preformatted_20_Text"><text:span text:style-name="Source_20_Text">204</text:span></text:p>
      <text:p text:style-name="Preformatted_20_Text"><text:span text:style-name="Source_20_Text">205 <text:s text:c="3"/>// Clear the memory storage which was used before</text:span></text:p>
      <text:p text:style-name="Preformatted_20_Text"><text:span text:style-name="Source_20_Text">206 <text:s text:c="3"/>cvClearMemStorage( storage );</text:span></text:p>
      <text:p text:style-name="Preformatted_20_Text"><text:span text:style-name="Source_20_Text">207</text:span></text:p>
      <text:p text:style-name="Preformatted_20_Text"><text:span text:style-name="Source_20_Text">208 <text:s text:c="3"/>// Find whether the cascade is loaded, to find the faces. If yes, then:</text:span></text:p>
      <text:p text:style-name="Preformatted_20_Text"><text:span text:style-name="Source_20_Text">209 <text:s text:c="3"/>if( cascade )</text:span></text:p>
      <text:p text:style-name="Preformatted_20_Text"><text:span text:style-name="Source_20_Text"><text:span text:style-name="Strong_20_Emphasis">210</text:span></text:span><text:span text:style-name="Source_20_Text"> <text:s text:c="3"/>{</text:span></text:p>
      <text:p text:style-name="Preformatted_20_Text"><text:span text:style-name="Source_20_Text">211</text:span></text:p>
      <text:p text:style-name="Preformatted_20_Text"><text:span text:style-name="Source_20_Text">212 <text:s text:c="7"/>// There can be more than one face in an image. So create a growable sequence of faces.</text:span></text:p>
      <text:p text:style-name="Preformatted_20_Text"><text:span text:style-name="Source_20_Text">213 <text:s text:c="7"/>// Detect the objects and store them in the sequence</text:span></text:p>
      <text:p text:style-name="Preformatted_20_Text"><text:span text:style-name="Source_20_Text">214 <text:s text:c="7"/>CvSeq* faces = cvHaarDetectObjects( img, cascade, storage,</text:span></text:p>
      <text:p text:style-name="Preformatted_20_Text"><text:span text:style-name="Source_20_Text">215 <text:s text:c="43"/>1.1, 2, CV_HAAR_DO_CANNY_PRUNING,</text:span></text:p>
      <text:p text:style-name="Preformatted_20_Text"><text:span text:style-name="Source_20_Text">216 <text:s text:c="43"/>cvSize(40, 40) );</text:span></text:p>
      <text:p text:style-name="Preformatted_20_Text"><text:span text:style-name="Source_20_Text">217</text:span></text:p>
      <text:p text:style-name="Preformatted_20_Text"><text:span text:style-name="Source_20_Text">218 <text:s text:c="7"/>// Loop the number of faces found.</text:span></text:p>
      <text:p text:style-name="Preformatted_20_Text"><text:span text:style-name="Source_20_Text">219 <text:s text:c="7"/>for( i = 0; i &lt; (faces ? faces-&gt;total : 0); i++ )</text:span></text:p>
      <text:p text:style-name="Preformatted_20_Text"><text:span text:style-name="Source_20_Text"><text:span text:style-name="Strong_20_Emphasis">220</text:span></text:span><text:span text:style-name="Source_20_Text"> <text:s text:c="7"/>{</text:span></text:p>
      <text:p text:style-name="Preformatted_20_Text"><text:span text:style-name="Source_20_Text">221 <text:s text:c="10"/>// Create a new rectangle for drawing the face</text:span></text:p>
      <text:p text:style-name="Preformatted_20_Text"><text:span text:style-name="Source_20_Text">222 <text:s text:c="11"/>CvRect* r = (CvRect*)cvGetSeqElem( faces, i );</text:span></text:p>
      <text:p text:style-name="Preformatted_20_Text"><text:span text:style-name="Source_20_Text">223</text:span></text:p>
      <text:p text:style-name="Preformatted_20_Text"><text:span text:style-name="Source_20_Text">224 <text:s text:c="11"/>// Find the dimensions of the face,and scale it if necessary</text:span></text:p>
      <text:p text:style-name="Preformatted_20_Text"><text:span text:style-name="Source_20_Text">225 <text:s text:c="11"/>pt1.x = r-&gt;x*scale;</text:span></text:p>
      <text:p text:style-name="Preformatted_20_Text"><text:span text:style-name="Source_20_Text">226 <text:s text:c="11"/>pt2.x = (r-&gt;x+r-&gt;width)*scale;</text:span></text:p>
      <text:p text:style-name="Preformatted_20_Text"><text:span text:style-name="Source_20_Text">227 <text:s text:c="11"/>pt1.y = r-&gt;y*scale;</text:span></text:p>
      <text:p text:style-name="Preformatted_20_Text"><text:span text:style-name="Source_20_Text">228 <text:s text:c="11"/>pt2.y = (r-&gt;y+r-&gt;height)*scale;</text:span></text:p>
      <text:p text:style-name="Preformatted_20_Text"><text:span text:style-name="Source_20_Text">229</text:span></text:p>
      <text:p text:style-name="Preformatted_20_Text"><text:span text:style-name="Source_20_Text"><text:span text:style-name="Strong_20_Emphasis">230</text:span></text:span><text:span text:style-name="Source_20_Text"> <text:s text:c="11"/>// Draw the rectangle in the input image</text:span></text:p>
      <text:p text:style-name="Preformatted_20_Text"><text:span text:style-name="Source_20_Text">231 <text:s text:c="11"/>cvRectangle( img, pt1, pt2, CV_RGB(255,0,0), 3, 8, 0 );</text:span></text:p>
      <text:p text:style-name="Preformatted_20_Text"><text:span text:style-name="Source_20_Text">232 <text:s text:c="7"/>}</text:span></text:p>
      <text:p text:style-name="Preformatted_20_Text"><text:span text:style-name="Source_20_Text">233 <text:s text:c="3"/>}</text:span></text:p>
      <text:p text:style-name="Preformatted_20_Text"><text:span text:style-name="Source_20_Text">234</text:span></text:p>
      <text:p text:style-name="Preformatted_20_Text"><text:span text:style-name="Source_20_Text">235 <text:s text:c="3"/>// Show the image in the window named "result" </text:span></text:p>
      <text:p text:style-name="Preformatted_20_Text"><text:span text:style-name="Source_20_Text">236 <text:s text:c="3"/>cvShowImage( "result", img );</text:span></text:p>
      <text:p text:style-name="Preformatted_20_Text"><text:span text:style-name="Source_20_Text">237</text:span></text:p>
      <text:p text:style-name="Preformatted_20_Text"><text:span text:style-name="Source_20_Text">238 <text:s text:c="3"/>// Release the temp image created.</text:span></text:p>
      <text:p text:style-name="Preformatted_20_Text"><text:span text:style-name="Source_20_Text">239 <text:s text:c="3"/>cvReleaseImage( &amp;temp );</text:span></text:p>
      <text:p text:style-name="Preformatted_20_Text"><text:span text:style-name="Source_20_Text"><text:span text:style-name="Strong_20_Emphasis">240</text:span></text:span><text:span text:style-name="Source_20_Text">}</text:span></text:p>
      <text:p text:style-name="P1"><text:span text:style-name="Source_20_Text">241</text:span></text:p>
      <text:p text:style-name="Text_20_body">Hope you understood what the code meant.</text:p>
      <text:p text:style-name="Text_20_body">How to run this code? As said in the code, you have to specify the exact location of the haar classifier xml file. It is normally present in the <text:span text:style-name="Emphasis"><text:span text:style-name="Strong_20_Emphasis">/OpenCV/data/haarcascades</text:span></text:span> location. You should <text:soft-page-break/>verify that the file <text:span text:style-name="Strong_20_Emphasis">haarcascade_frontalface_alt.xml</text:span> is present inside the folder or not.</text:p>
      <text:p text:style-name="Text_20_body">Suppose that you have installed OpenCV in its default location: <text:span text:style-name="Emphasis"><text:span text:style-name="Strong_20_Emphasis">C:/Program Files.</text:span></text:span> Then, the exact location of the classifier is: <text:span text:style-name="Emphasis"><text:span text:style-name="Strong_20_Emphasis">"C:/Program Files/OpenCV/data/haarcascades/haarcascade_frontalface_alt.xml"</text:span></text:span> Now, you can run the facedetect sample with this command in the prompt: <text:span text:style-name="Strong_20_Emphasis">facedetect --cascade="C:/Program Files/OpenCV/data/haarcascades/haarcascade_frontalface_alt.xml"</text:span></text:p>
      <text:p text:style-name="Text_20_body">If you are using an IDE, and want to play with the source code, you'll need to add the classifier location to the additional command line arguments. In Visual C++, you can go to <text:span text:style-name="Emphasis"><text:span text:style-name="Strong_20_Emphasis">Project-&gt;Debugging-&gt;Command Arguments</text:span></text:span> In Additional Options tab, enter this: <text:span text:style-name="Strong_20_Emphasis">--cascade="C:/Program Files/OpenCV/data/haarcascades/haarcascade_frontalface_alt.xml"</text:span> Now, the source code will compile and run fine.</text:p>
      <text:p text:style-name="Text_20_body">You can optionally specify the avi file or image file to the command prompt, after specifying the classifier. For example, If you have your own image: <text:span text:style-name="Emphasis">face.jpg</text:span>, then you can add that to the command line like this:</text:p>
      <text:p text:style-name="Text_20_body"><text:span text:style-name="Emphasis">--cascade="C:/Program Files/OpenCV/data/haarcascades/haarcascade_frontalface_alt.xml face.jpg</text:span></text:p>
      <text:h text:style-name="Heading_20_2" text:outline-level="2"><text:bookmark text:name="On-Linux"/>On Linux</text:h>
      <text:list xml:id="list863705015802725103" text:style-name="L1">
        <text:list-item>
          <text:p text:style-name="P2">Go to the directory: opencv-0.9.7/samples/c/ </text:p>
        </text:list-item>
      </text:list>
      <text:list xml:id="list779676508259210793" text:style-name="L2">
        <text:list-item>
          <text:p text:style-name="P3">Change the permissions of build_all.sh file: chmod 777 build_all.sh </text:p>
        </text:list-item>
      </text:list>
      <text:list xml:id="list3250052927643764675" text:style-name="L3">
        <text:list-item>
          <text:p text:style-name="P4">Run the build_all.sh file: ./build_all.sh </text:p>
        </text:list-item>
      </text:list>
      <text:list xml:id="list8510176977620911919" text:style-name="L4">
        <text:list-item>
          <text:p text:style-name="P8">Run facedetect: ./facedetect --cascade="/home/bob/opencv-0.9.7/data/haarcascades/haarcascade_frontalface_alt.xml" </text:p>
          <text:list>
            <text:list-item>
              <text:p text:style-name="P5">(make sure you specify the exact path of an xml file!!!) </text:p>
            </text:list-item>
          </text:list>
        </text:list-item>
      </text:list>
      <text:list xml:id="list8403872252118281324" text:style-name="L5">
        <text:list-item>
          <text:p text:style-name="P6">To run with a parameter: ./facedetect --cascade="/home/bob/opencv-0.9.7/data/haarcascades/haarcascade_frontalface_alt.xml" baboon.jpg </text:p>
        </text:list-item>
      </text:list>
      <text:h text:style-name="Heading_20_2" text:outline-level="2"><text:bookmark text:name="What-if-you-want-to-add-this-as-a-part-of-your-source-code"/>What if you want to add this as a part of your source code?</text:h>
      <text:p text:style-name="Text_20_body">Pass your image to the detect_and_draw function . Thats it.... Here is a sample code:</text:p>
      <text:p text:style-name="Preformatted_20_Text"><text:span text:style-name="Source_20_Text"><text:s text:c="2"/>1// Sample Application to demonstrate how Face detection can be done as a part of your source code.</text:span></text:p>
      <text:p text:style-name="Preformatted_20_Text"><text:span text:style-name="Source_20_Text"><text:s text:c="2"/>2</text:span></text:p>
      <text:p text:style-name="Preformatted_20_Text"><text:span text:style-name="Source_20_Text"><text:s text:c="2"/>3// Include header files</text:span></text:p>
      <text:p text:style-name="Preformatted_20_Text"><text:span text:style-name="Source_20_Text"><text:s text:c="2"/>4#include "cv.h" </text:span></text:p>
      <text:p text:style-name="Preformatted_20_Text"><text:span text:style-name="Source_20_Text"><text:s text:c="2"/>5#include "highgui.h" </text:span></text:p>
      <text:p text:style-name="Preformatted_20_Text"><text:span text:style-name="Source_20_Text"><text:s text:c="2"/>6</text:span></text:p>
      <text:p text:style-name="Preformatted_20_Text"><text:span text:style-name="Source_20_Text"><text:s text:c="2"/>7#include &lt;stdio.h&gt;</text:span></text:p>
      <text:p text:style-name="Preformatted_20_Text"><text:span text:style-name="Source_20_Text"><text:s text:c="2"/>8#include &lt;stdlib.h&gt;</text:span></text:p>
      <text:p text:style-name="Preformatted_20_Text"><text:span text:style-name="Source_20_Text"><text:s text:c="2"/>9#include &lt;string.h&gt;</text:span></text:p>
      <text:p text:style-name="Preformatted_20_Text"><text:span text:style-name="Source_20_Text"><text:s/></text:span><text:span text:style-name="Source_20_Text"><text:span text:style-name="Strong_20_Emphasis">10</text:span></text:span><text:span text:style-name="Source_20_Text">#include &lt;assert.h&gt;</text:span></text:p>
      <text:p text:style-name="Preformatted_20_Text"><text:span text:style-name="Source_20_Text"><text:s/>11#include &lt;math.h&gt;</text:span></text:p>
      <text:p text:style-name="Preformatted_20_Text"><text:span text:style-name="Source_20_Text"><text:s/>12#include &lt;float.h&gt;</text:span></text:p>
      <text:p text:style-name="Preformatted_20_Text"><text:span text:style-name="Source_20_Text"><text:s/>13#include &lt;limits.h&gt;</text:span></text:p>
      <text:p text:style-name="Preformatted_20_Text"><text:soft-page-break/><text:span text:style-name="Source_20_Text"><text:s/>14#include &lt;time.h&gt;</text:span></text:p>
      <text:p text:style-name="Preformatted_20_Text"><text:span text:style-name="Source_20_Text"><text:s/>15#include &lt;ctype.h&gt;</text:span></text:p>
      <text:p text:style-name="Preformatted_20_Text"><text:span text:style-name="Source_20_Text"><text:s/>16</text:span></text:p>
      <text:p text:style-name="Preformatted_20_Text"><text:span text:style-name="Source_20_Text"><text:s/>17// Create a string that contains the exact cascade name</text:span></text:p>
      <text:p text:style-name="Preformatted_20_Text"><text:span text:style-name="Source_20_Text"><text:s/>18const char* cascade_name =</text:span></text:p>
      <text:p text:style-name="Preformatted_20_Text"><text:span text:style-name="Source_20_Text"><text:s/>19 <text:s text:c="3"/>"C:/Program Files/OpenCV/data/haarcascades/haarcascade_frontalface_alt.xml";</text:span></text:p>
      <text:p text:style-name="Preformatted_20_Text"><text:span text:style-name="Source_20_Text"><text:s/></text:span><text:span text:style-name="Source_20_Text"><text:span text:style-name="Strong_20_Emphasis">20</text:span></text:span><text:span text:style-name="Source_20_Text">/* <text:s text:c="3"/>"haarcascade_profileface.xml";*/</text:span></text:p>
      <text:p text:style-name="Preformatted_20_Text"><text:span text:style-name="Source_20_Text"><text:s/>21</text:span></text:p>
      <text:p text:style-name="Preformatted_20_Text"><text:span text:style-name="Source_20_Text"><text:s/>22// Function prototype for detecting and drawing an object from an image</text:span></text:p>
      <text:p text:style-name="Preformatted_20_Text"><text:span text:style-name="Source_20_Text"><text:s/>23void detect_and_draw( IplImage* image );</text:span></text:p>
      <text:p text:style-name="Preformatted_20_Text"><text:span text:style-name="Source_20_Text"><text:s/>24</text:span></text:p>
      <text:p text:style-name="Preformatted_20_Text"><text:span text:style-name="Source_20_Text"><text:s/>25// Main function, defines the entry point for the program.</text:span></text:p>
      <text:p text:style-name="Preformatted_20_Text"><text:span text:style-name="Source_20_Text"><text:s/>26int main( int argc, char** argv )</text:span></text:p>
      <text:p text:style-name="Preformatted_20_Text"><text:span text:style-name="Source_20_Text"><text:s/>27{</text:span></text:p>
      <text:p text:style-name="Preformatted_20_Text"><text:span text:style-name="Source_20_Text"><text:s/>28</text:span></text:p>
      <text:p text:style-name="Preformatted_20_Text"><text:span text:style-name="Source_20_Text"><text:s/>29 <text:s text:c="3"/>// Create a sample image</text:span></text:p>
      <text:p text:style-name="Preformatted_20_Text"><text:span text:style-name="Source_20_Text"><text:s/></text:span><text:span text:style-name="Source_20_Text"><text:span text:style-name="Strong_20_Emphasis">30</text:span></text:span><text:span text:style-name="Source_20_Text"> <text:s text:c="3"/>[[IplImage]] *img = cvLoadImage("face.jpg");</text:span></text:p>
      <text:p text:style-name="Preformatted_20_Text"><text:span text:style-name="Source_20_Text"><text:s/>31</text:span></text:p>
      <text:p text:style-name="Preformatted_20_Text"><text:span text:style-name="Source_20_Text"><text:s/>32 <text:s text:c="3"/>// Call the function to detect and draw the face positions</text:span></text:p>
      <text:p text:style-name="Preformatted_20_Text"><text:span text:style-name="Source_20_Text"><text:s/>33 <text:s text:c="3"/>detect_and_draw(img);</text:span></text:p>
      <text:p text:style-name="Preformatted_20_Text"><text:span text:style-name="Source_20_Text"><text:s/>34</text:span></text:p>
      <text:p text:style-name="Preformatted_20_Text"><text:span text:style-name="Source_20_Text"><text:s/>35 <text:s text:c="3"/>// Wait for user input before quitting the program</text:span></text:p>
      <text:p text:style-name="Preformatted_20_Text"><text:span text:style-name="Source_20_Text"><text:s/>36 <text:s text:c="3"/>cvWaitKey();</text:span></text:p>
      <text:p text:style-name="Preformatted_20_Text"><text:span text:style-name="Source_20_Text"><text:s/>37</text:span></text:p>
      <text:p text:style-name="Preformatted_20_Text"><text:span text:style-name="Source_20_Text"><text:s/>38 <text:s text:c="3"/>// Release the image</text:span></text:p>
      <text:p text:style-name="Preformatted_20_Text"><text:span text:style-name="Source_20_Text"><text:s/>39 <text:s text:c="3"/>cvReleaseImage(&amp;img);</text:span></text:p>
      <text:p text:style-name="Preformatted_20_Text"><text:span text:style-name="Source_20_Text"><text:s/></text:span><text:span text:style-name="Source_20_Text"><text:span text:style-name="Strong_20_Emphasis">40</text:span></text:span></text:p>
      <text:p text:style-name="Preformatted_20_Text"><text:span text:style-name="Source_20_Text"><text:s/>41 <text:s text:c="3"/>// Destroy the window previously created with filename: "result" </text:span></text:p>
      <text:p text:style-name="Preformatted_20_Text"><text:span text:style-name="Source_20_Text"><text:s/>42 <text:s text:c="3"/>cvDestroyWindow("result");</text:span></text:p>
      <text:p text:style-name="Preformatted_20_Text"><text:span text:style-name="Source_20_Text"><text:s/>43</text:span></text:p>
      <text:p text:style-name="Preformatted_20_Text"><text:span text:style-name="Source_20_Text"><text:s/>44 <text:s text:c="3"/>// return 0 to indicate successfull execution of the program</text:span></text:p>
      <text:p text:style-name="Preformatted_20_Text"><text:span text:style-name="Source_20_Text"><text:s/>45 <text:s text:c="3"/>return 0;</text:span></text:p>
      <text:p text:style-name="Preformatted_20_Text"><text:span text:style-name="Source_20_Text"><text:s/>46}</text:span></text:p>
      <text:p text:style-name="Preformatted_20_Text"><text:span text:style-name="Source_20_Text"><text:s/>47</text:span></text:p>
      <text:p text:style-name="Preformatted_20_Text"><text:span text:style-name="Source_20_Text"><text:s/>48// Function to detect and draw any faces that is present in an image</text:span></text:p>
      <text:p text:style-name="Preformatted_20_Text"><text:span text:style-name="Source_20_Text"><text:s/>49void detect_and_draw( IplImage* img )</text:span></text:p>
      <text:p text:style-name="Preformatted_20_Text"><text:span text:style-name="Source_20_Text"><text:s/></text:span><text:span text:style-name="Source_20_Text"><text:span text:style-name="Strong_20_Emphasis">50</text:span></text:span><text:span text:style-name="Source_20_Text">{</text:span></text:p>
      <text:p text:style-name="Preformatted_20_Text"><text:span text:style-name="Source_20_Text"><text:s/>51</text:span></text:p>
      <text:p text:style-name="Preformatted_20_Text"><text:span text:style-name="Source_20_Text"><text:s/>52 <text:s text:c="3"/>// Create memory for calculations</text:span></text:p>
      <text:p text:style-name="Preformatted_20_Text"><text:span text:style-name="Source_20_Text"><text:s/>53 <text:s text:c="3"/>static CvMemStorage* storage = 0;</text:span></text:p>
      <text:p text:style-name="Preformatted_20_Text"><text:span text:style-name="Source_20_Text"><text:s/>54</text:span></text:p>
      <text:p text:style-name="Preformatted_20_Text"><text:span text:style-name="Source_20_Text"><text:s/>55 <text:s text:c="3"/>// Create a new Haar classifier</text:span></text:p>
      <text:p text:style-name="Preformatted_20_Text"><text:span text:style-name="Source_20_Text"><text:s/>56 <text:s text:c="3"/>static CvHaarClassifierCascade* cascade = 0;</text:span></text:p>
      <text:p text:style-name="Preformatted_20_Text"><text:span text:style-name="Source_20_Text"><text:s/>57</text:span></text:p>
      <text:p text:style-name="Preformatted_20_Text"><text:span text:style-name="Source_20_Text"><text:s/>58 <text:s text:c="3"/>int scale = 1;</text:span></text:p>
      <text:p text:style-name="Preformatted_20_Text"><text:span text:style-name="Source_20_Text"><text:s/>59</text:span></text:p>
      <text:p text:style-name="Preformatted_20_Text"><text:span text:style-name="Source_20_Text"><text:s/></text:span><text:span text:style-name="Source_20_Text"><text:span text:style-name="Strong_20_Emphasis">60</text:span></text:span><text:span text:style-name="Source_20_Text"> <text:s text:c="3"/>// Create a new image based on the input image</text:span></text:p>
      <text:p text:style-name="Preformatted_20_Text"><text:span text:style-name="Source_20_Text"><text:s/>61 <text:s text:c="3"/>IplImage* temp = cvCreateImage( cvSize(img-&gt;width/scale,img-&gt;height/scale), 8, 3 );</text:span></text:p>
      <text:p text:style-name="Preformatted_20_Text"><text:span text:style-name="Source_20_Text"><text:s/>62</text:span></text:p>
      <text:p text:style-name="Preformatted_20_Text"><text:span text:style-name="Source_20_Text"><text:s/>63 <text:s text:c="3"/>// Create two points to represent the face locations</text:span></text:p>
      <text:p text:style-name="Preformatted_20_Text"><text:span text:style-name="Source_20_Text"><text:s/>64 <text:s text:c="3"/>[[CvPoint]] pt1, pt2;</text:span></text:p>
      <text:p text:style-name="Preformatted_20_Text"><text:span text:style-name="Source_20_Text"><text:s/>65 <text:s text:c="3"/>int i;</text:span></text:p>
      <text:p text:style-name="Preformatted_20_Text"><text:span text:style-name="Source_20_Text"><text:s/>66</text:span></text:p>
      <text:p text:style-name="Preformatted_20_Text"><text:span text:style-name="Source_20_Text"><text:s/>67 <text:s text:c="3"/>// Load the [[HaarClassifierCascade]]</text:span></text:p>
      <text:p text:style-name="Preformatted_20_Text"><text:span text:style-name="Source_20_Text"><text:s/>68 <text:s text:c="3"/>cascade = (CvHaarClassifierCascade*)cvLoad( cascade_name, 0, 0, 0 );</text:span></text:p>
      <text:p text:style-name="Preformatted_20_Text"><text:span text:style-name="Source_20_Text"><text:s/>69</text:span></text:p>
      <text:p text:style-name="Preformatted_20_Text"><text:span text:style-name="Source_20_Text"><text:s/></text:span><text:span text:style-name="Source_20_Text"><text:span text:style-name="Strong_20_Emphasis">70</text:span></text:span><text:span text:style-name="Source_20_Text"> <text:s text:c="3"/>// Check whether the cascade has loaded successfully. Else report and error and quit</text:span></text:p>
      <text:p text:style-name="Preformatted_20_Text"><text:span text:style-name="Source_20_Text"><text:s/>71 <text:s text:c="3"/>if( !cascade )</text:span></text:p>
      <text:p text:style-name="Preformatted_20_Text"><text:span text:style-name="Source_20_Text"><text:s/>72 <text:s text:c="3"/>{</text:span></text:p>
      <text:p text:style-name="Preformatted_20_Text"><text:span text:style-name="Source_20_Text"><text:s/>73 <text:s text:c="7"/>fprintf( stderr, "ERROR: Could not load classifier cascade\n" );</text:span></text:p>
      <text:p text:style-name="Preformatted_20_Text"><text:span text:style-name="Source_20_Text"><text:s/>74 <text:s text:c="7"/>return;</text:span></text:p>
      <text:p text:style-name="Preformatted_20_Text"><text:soft-page-break/><text:span text:style-name="Source_20_Text"><text:s/>75 <text:s text:c="3"/>}</text:span></text:p>
      <text:p text:style-name="Preformatted_20_Text"><text:span text:style-name="Source_20_Text"><text:s/>76</text:span></text:p>
      <text:p text:style-name="Preformatted_20_Text"><text:span text:style-name="Source_20_Text"><text:s/>77 <text:s text:c="3"/>// Allocate the memory storage</text:span></text:p>
      <text:p text:style-name="Preformatted_20_Text"><text:span text:style-name="Source_20_Text"><text:s/>78 <text:s text:c="3"/>storage = cvCreateMemStorage(0);</text:span></text:p>
      <text:p text:style-name="Preformatted_20_Text"><text:span text:style-name="Source_20_Text"><text:s/>79</text:span></text:p>
      <text:p text:style-name="Preformatted_20_Text"><text:span text:style-name="Source_20_Text"><text:s/></text:span><text:span text:style-name="Source_20_Text"><text:span text:style-name="Strong_20_Emphasis">80</text:span></text:span><text:span text:style-name="Source_20_Text"> <text:s text:c="3"/>// Create a new named window with title: result</text:span></text:p>
      <text:p text:style-name="Preformatted_20_Text"><text:span text:style-name="Source_20_Text"><text:s/>81 <text:s text:c="3"/>cvNamedWindow( "result", 1 );</text:span></text:p>
      <text:p text:style-name="Preformatted_20_Text"><text:span text:style-name="Source_20_Text"><text:s/>82</text:span></text:p>
      <text:p text:style-name="Preformatted_20_Text"><text:span text:style-name="Source_20_Text"><text:s/>83 <text:s text:c="3"/>// Clear the memory storage which was used before</text:span></text:p>
      <text:p text:style-name="Preformatted_20_Text"><text:span text:style-name="Source_20_Text"><text:s/>84 <text:s text:c="3"/>cvClearMemStorage( storage );</text:span></text:p>
      <text:p text:style-name="Preformatted_20_Text"><text:span text:style-name="Source_20_Text"><text:s/>85</text:span></text:p>
      <text:p text:style-name="Preformatted_20_Text"><text:span text:style-name="Source_20_Text"><text:s/>86 <text:s text:c="3"/>// Find whether the cascade is loaded, to find the faces. If yes, then:</text:span></text:p>
      <text:p text:style-name="Preformatted_20_Text"><text:span text:style-name="Source_20_Text"><text:s/>87 <text:s text:c="3"/>if( cascade )</text:span></text:p>
      <text:p text:style-name="Preformatted_20_Text"><text:span text:style-name="Source_20_Text"><text:s/>88 <text:s text:c="3"/>{</text:span></text:p>
      <text:p text:style-name="Preformatted_20_Text"><text:span text:style-name="Source_20_Text"><text:s/>89</text:span></text:p>
      <text:p text:style-name="Preformatted_20_Text"><text:span text:style-name="Source_20_Text"><text:s/></text:span><text:span text:style-name="Source_20_Text"><text:span text:style-name="Strong_20_Emphasis">90</text:span></text:span><text:span text:style-name="Source_20_Text"> <text:s text:c="7"/>// There can be more than one face in an image. So create a growable sequence of faces.</text:span></text:p>
      <text:p text:style-name="Preformatted_20_Text"><text:span text:style-name="Source_20_Text"><text:s/>91 <text:s text:c="7"/>// Detect the objects and store them in the sequence</text:span></text:p>
      <text:p text:style-name="Preformatted_20_Text"><text:span text:style-name="Source_20_Text"><text:s/>92 <text:s text:c="7"/>CvSeq* faces = cvHaarDetectObjects( img, cascade, storage,</text:span></text:p>
      <text:p text:style-name="Preformatted_20_Text"><text:span text:style-name="Source_20_Text"><text:s/>93 <text:s text:c="43"/>1.1, 2, CV_HAAR_DO_CANNY_PRUNING,</text:span></text:p>
      <text:p text:style-name="Preformatted_20_Text"><text:span text:style-name="Source_20_Text"><text:s/>94 <text:s text:c="43"/>cvSize(40, 40) );</text:span></text:p>
      <text:p text:style-name="Preformatted_20_Text"><text:span text:style-name="Source_20_Text"><text:s/>95</text:span></text:p>
      <text:p text:style-name="Preformatted_20_Text"><text:span text:style-name="Source_20_Text"><text:s/>96 <text:s text:c="7"/>// Loop the number of faces found.</text:span></text:p>
      <text:p text:style-name="Preformatted_20_Text"><text:span text:style-name="Source_20_Text"><text:s/>97 <text:s text:c="7"/>for( i = 0; i &lt; (faces ? faces-&gt;total : 0); i++ )</text:span></text:p>
      <text:p text:style-name="Preformatted_20_Text"><text:span text:style-name="Source_20_Text"><text:s/>98 <text:s text:c="7"/>{</text:span></text:p>
      <text:p text:style-name="Preformatted_20_Text"><text:span text:style-name="Source_20_Text"><text:s/>99 <text:s text:c="10"/>// Create a new rectangle for drawing the face</text:span></text:p>
      <text:p text:style-name="Preformatted_20_Text"><text:span text:style-name="Source_20_Text"><text:span text:style-name="Strong_20_Emphasis">100</text:span></text:span><text:span text:style-name="Source_20_Text"> <text:s text:c="11"/>CvRect* r = (CvRect*)cvGetSeqElem( faces, i );</text:span></text:p>
      <text:p text:style-name="Preformatted_20_Text"><text:span text:style-name="Source_20_Text">101</text:span></text:p>
      <text:p text:style-name="Preformatted_20_Text"><text:span text:style-name="Source_20_Text">102 <text:s text:c="11"/>// Find the dimensions of the face,and scale it if necessary</text:span></text:p>
      <text:p text:style-name="Preformatted_20_Text"><text:span text:style-name="Source_20_Text">103 <text:s text:c="11"/>pt1.x = r-&gt;x*scale;</text:span></text:p>
      <text:p text:style-name="Preformatted_20_Text"><text:span text:style-name="Source_20_Text">104 <text:s text:c="11"/>pt2.x = (r-&gt;x+r-&gt;width)*scale;</text:span></text:p>
      <text:p text:style-name="Preformatted_20_Text"><text:span text:style-name="Source_20_Text">105 <text:s text:c="11"/>pt1.y = r-&gt;y*scale;</text:span></text:p>
      <text:p text:style-name="Preformatted_20_Text"><text:span text:style-name="Source_20_Text">106 <text:s text:c="11"/>pt2.y = (r-&gt;y+r-&gt;height)*scale;</text:span></text:p>
      <text:p text:style-name="Preformatted_20_Text"><text:span text:style-name="Source_20_Text">107</text:span></text:p>
      <text:p text:style-name="Preformatted_20_Text"><text:span text:style-name="Source_20_Text">108 <text:s text:c="11"/>// Draw the rectangle in the input image</text:span></text:p>
      <text:p text:style-name="Preformatted_20_Text"><text:span text:style-name="Source_20_Text">109 <text:s text:c="11"/>cvRectangle( img, pt1, pt2, CV_RGB(255,0,0), 3, 8, 0 );</text:span></text:p>
      <text:p text:style-name="Preformatted_20_Text"><text:span text:style-name="Source_20_Text"><text:span text:style-name="Strong_20_Emphasis">110</text:span></text:span><text:span text:style-name="Source_20_Text"> <text:s text:c="7"/>}</text:span></text:p>
      <text:p text:style-name="Preformatted_20_Text"><text:span text:style-name="Source_20_Text">111 <text:s text:c="3"/>}</text:span></text:p>
      <text:p text:style-name="Preformatted_20_Text"><text:span text:style-name="Source_20_Text">112</text:span></text:p>
      <text:p text:style-name="Preformatted_20_Text"><text:span text:style-name="Source_20_Text">113 <text:s text:c="3"/>// Show the image in the window named "result" </text:span></text:p>
      <text:p text:style-name="Preformatted_20_Text"><text:span text:style-name="Source_20_Text">114 <text:s text:c="3"/>cvShowImage( "result", img );</text:span></text:p>
      <text:p text:style-name="Preformatted_20_Text"><text:span text:style-name="Source_20_Text">115</text:span></text:p>
      <text:p text:style-name="Preformatted_20_Text"><text:span text:style-name="Source_20_Text">116 <text:s text:c="3"/>// Release the temp image created.</text:span></text:p>
      <text:p text:style-name="Preformatted_20_Text"><text:span text:style-name="Source_20_Text">117 <text:s text:c="3"/>cvReleaseImage( &amp;temp );</text:span></text:p>
      <text:p text:style-name="P1"><text:span text:style-name="Source_20_Text">118}</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6T18:32:54.485840100</meta:creation-date>
    <dc:date>2016-01-26T18:36:20.092500073</dc:date>
    <meta:editing-duration>P0D</meta:editing-duration>
    <meta:editing-cycles>2</meta:editing-cycles>
    <meta:generator>LibreOffice/4.2.8.2$Linux_x86 LibreOffice_project/420m0$Build-2</meta:generator>
    <meta:document-statistic meta:table-count="0" meta:image-count="0" meta:object-count="0" meta:page-count="8" meta:paragraph-count="385" meta:word-count="2562" meta:character-count="17207" meta:non-whitespace-character-count="12962"/>
  </office:meta>
</office:document-meta>
</file>